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B0000019C695088CBCDDF9141.png" manifest:media-type="image/png"/>
  <manifest:file-entry manifest:full-path="Pictures/10000001000006F60000014861F1DB2B01B59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1fda04" style:font-size-asian="15.75pt" style:font-size-complex="18pt"/>
    </style:style>
    <style:style style:name="P3" style:family="paragraph" style:parent-style-name="Standard">
      <style:text-properties fo:font-size="18pt" officeooo:paragraph-rsid="001fda04" style:font-size-asian="15.75pt" style:font-size-complex="18pt"/>
    </style:style>
    <style:style style:name="P4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1fda04" officeooo:paragraph-rsid="001fda04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fo:font-weight="bold" officeooo:rsid="0020a6d7" officeooo:paragraph-rsid="0020a6d7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T1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20a6d7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20fe11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a6d7"/>
    </style:style>
    <style:style style:name="T7" style:family="text">
      <style:text-properties officeooo:rsid="0020fe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1">SQL Assignment </text:span><text:span text:style-name="T2">1</text:span><text:span text:style-name="T4">5</text:span></text:p>
      <text:p text:style-name="P2"><text:s/></text:p>
      <text:p text:style-name="P7"><text:span text:style-name="T7">Using subqueries with DML Commands</text:span>.</text:p>
      <text:p text:style-name="P4">1)</text:p>
      <text:p text:style-name="P4"><draw:frame draw:style-name="fr2" draw:name="Image1" text:anchor-type="char" svg:width="20.5cm" svg:height="4.627cm" draw:z-index="0"><draw:image xlink:href="Pictures/10000001000006F60000014861F1DB2B01B59DF3.png" xlink:type="simple" xlink:show="embed" xlink:actuate="onLoad" draw:mime-type="image/png"/></draw:frame></text:p>
      <text:p text:style-name="P1"><text:s/><text:span text:style-name="T5">2)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)</text:p>
      <text:p text:style-name="P6"><draw:frame draw:style-name="fr1" draw:name="Image3" text:anchor-type="char" svg:x="-1.75cm" svg:y="0.333cm" svg:width="20.5cm" svg:height="6.583cm" draw:z-index="1"><draw:image xlink:href="Pictures/100000010000060B0000019C695088CBCDDF9141.png" xlink:type="simple" xlink:show="embed" xlink:actuate="onLoad" draw:mime-type="image/png"/></draw:frame></text:p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9T00:13:15.605355409</dc:date>
    <meta:editing-duration>PT54M14S</meta:editing-duration>
    <meta:editing-cycles>17</meta:editing-cycles>
    <meta:generator>LibreOffice/7.3.7.2$Linux_X86_64 LibreOffice_project/30$Build-2</meta:generator>
    <meta:document-statistic meta:table-count="0" meta:image-count="2" meta:object-count="0" meta:page-count="1" meta:paragraph-count="7" meta:word-count="11" meta:character-count="65" meta:non-whitespace-character-count="52"/>
  </office:meta>
</office:document-meta>
</file>